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622cm" fo:min-width="19.07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79cm" fo:min-width="0.4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112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4cm" fo:min-width="0.13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9" style:family="graphic" style:parent-style-name="standard">
      <style:graphic-properties draw:fill-color="#ff4000" draw:textarea-horizontal-align="justify" draw:textarea-vertical-align="middle" draw:auto-grow-height="false" fo:min-height="0.862cm" fo:min-width="0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11" style:family="graphic" style:parent-style-name="standard">
      <style:graphic-properties draw:fill-color="#158466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2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667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965cm" fo:min-width="0.136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571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3.919cm" fo:min-width="0.453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3.498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703cm" fo:min-width="0.77cm" style:writing-mode="lr-tb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83cm" fo:min-width="0.136cm" style:writing-mode="lr-tb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84cm" fo:min-width="0.136cm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3.232cm" loext:decorative="false"/>
      <style:paragraph-properties style:writing-mode="lr-tb"/>
    </style:style>
    <style:style style:name="gr58" style:family="graphic" style:parent-style-name="standard" style:list-style-name="L1">
      <style:graphic-properties draw:fill-color="#ff8000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ff8000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ff8000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ff8000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ff8000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ff8000"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gr97" style:family="graphic" style:parent-style-name="objectwithoutfill">
      <style:graphic-properties svg:stroke-width="0.051cm" svg:stroke-color="#ff4000" draw:marker-start-width="0.279cm" draw:marker-end="Arrowheads_20_38" draw:marker-end-width="0.153cm" draw:fill="none" draw:fill-color="#00a933" fo:padding-top="0.15cm" fo:padding-bottom="0.15cm" fo:padding-left="0.275cm" fo:padding-right="0.275cm" loext:decorative="false"/>
    </style:style>
    <style:style style:name="gr98" style:family="graphic" style:parent-style-name="objectwithoutfill">
      <style:graphic-properties svg:stroke-width="0.051cm" draw:marker-start-width="0.279cm" draw:marker-end="Arrowheads_20_39" draw:marker-end-width="0.153cm" draw:fill="none" fo:padding-top="0.15cm" fo:padding-bottom="0.15cm" fo:padding-left="0.275cm" fo:padding-right="0.275cm" loext:decorative="false"/>
    </style:style>
    <style:style style:name="gr99" style:family="graphic" style:parent-style-name="objectwithoutfill">
      <style:graphic-properties svg:stroke-width="0.051cm" draw:marker-start-width="0.279cm" draw:marker-end="Arrowheads_20_40" draw:marker-end-width="0.153cm" draw:fill="none" fo:padding-top="0.15cm" fo:padding-bottom="0.15cm" fo:padding-left="0.275cm" fo:padding-right="0.275cm" loext:decorative="false"/>
    </style:style>
    <style:style style:name="gr100" style:family="graphic" style:parent-style-name="objectwithoutfill">
      <style:graphic-properties svg:stroke-width="0.051cm" draw:marker-start-width="0.279cm" draw:marker-end="Arrowheads_20_44" draw:marker-end-width="0.153cm" draw:fill="none" fo:padding-top="0.15cm" fo:padding-bottom="0.15cm" fo:padding-left="0.275cm" fo:padding-right="0.275cm" loext:decorative="false"/>
    </style:style>
    <style:style style:name="gr101" style:family="graphic" style:parent-style-name="objectwithoutfill">
      <style:graphic-properties svg:stroke-width="0.051cm" draw:marker-start-width="0.279cm" draw:marker-end="Arrowheads_20_45" draw:marker-end-width="0.153cm" draw:fill="none" fo:padding-top="0.15cm" fo:padding-bottom="0.15cm" fo:padding-left="0.275cm" fo:padding-right="0.275cm" loext:decorative="false"/>
    </style:style>
    <style:style style:name="gr102" style:family="graphic" style:parent-style-name="objectwithoutfill">
      <style:graphic-properties svg:stroke-width="0.051cm" draw:marker-start-width="0.279cm" draw:marker-end="Arrowheads_20_48" draw:marker-end-width="0.153cm" draw:fill="none" fo:padding-top="0.15cm" fo:padding-bottom="0.15cm" fo:padding-left="0.275cm" fo:padding-right="0.275cm" loext:decorative="false"/>
    </style:style>
    <style:style style:name="gr103" style:family="graphic" style:parent-style-name="objectwithoutfill">
      <style:graphic-properties svg:stroke-width="0.051cm" draw:marker-start-width="0.279cm" draw:marker-end="Arrowheads_20_49" draw:marker-end-width="0.153cm" draw:fill="none" fo:padding-top="0.15cm" fo:padding-bottom="0.15cm" fo:padding-left="0.275cm" fo:padding-right="0.275cm" loext:decorative="false"/>
    </style:style>
    <style:style style:name="gr104" style:family="graphic" style:parent-style-name="objectwithoutfill">
      <style:graphic-properties svg:stroke-width="0.051cm" draw:marker-start-width="0.279cm" draw:marker-end="Arrowheads_20_66" draw:marker-end-width="0.153cm" draw:fill="none" fo:padding-top="0.15cm" fo:padding-bottom="0.15cm" fo:padding-left="0.275cm" fo:padding-right="0.275cm" loext:decorative="false"/>
    </style:style>
    <style:style style:name="gr105" style:family="graphic" style:parent-style-name="objectwithoutfill">
      <style:graphic-properties svg:stroke-width="0.051cm" draw:marker-start-width="0.279cm" draw:marker-end="Arrowheads_20_67" draw:marker-end-width="0.153cm" draw:fill="none" fo:padding-top="0.15cm" fo:padding-bottom="0.15cm" fo:padding-left="0.275cm" fo:padding-right="0.275cm" loext:decorative="false"/>
    </style:style>
    <style:style style:name="gr106" style:family="graphic" style:parent-style-name="objectwithoutfill">
      <style:graphic-properties svg:stroke-width="0.051cm" draw:marker-start-width="0.279cm" draw:marker-end="Arrowheads_20_70" draw:marker-end-width="0.153cm" draw:fill="none" fo:padding-top="0.15cm" fo:padding-bottom="0.15cm" fo:padding-left="0.275cm" fo:padding-right="0.275cm" loext:decorative="false"/>
    </style:style>
    <style:style style:name="gr107" style:family="graphic" style:parent-style-name="objectwithoutfill">
      <style:graphic-properties svg:stroke-width="0.051cm" draw:marker-start-width="0.279cm" draw:marker-end="Arrowheads_20_71" draw:marker-end-width="0.153cm" draw:fill="none" fo:padding-top="0.15cm" fo:padding-bottom="0.15cm" fo:padding-left="0.275cm" fo:padding-right="0.275cm" loext:decorative="false"/>
    </style:style>
    <style:style style:name="gr108" style:family="graphic" style:parent-style-name="objectwithoutfill">
      <style:graphic-properties svg:stroke-width="0.051cm" draw:marker-start-width="0.279cm" draw:marker-end="Arrowheads_20_74" draw:marker-end-width="0.153cm" draw:fill="none" fo:padding-top="0.15cm" fo:padding-bottom="0.15cm" fo:padding-left="0.275cm" fo:padding-right="0.275cm" loext:decorative="false"/>
    </style:style>
    <style:style style:name="gr109" style:family="graphic" style:parent-style-name="objectwithoutfill">
      <style:graphic-properties svg:stroke-width="0.051cm" draw:marker-start-width="0.279cm" draw:marker-end="Arrowheads_20_75" draw:marker-end-width="0.153cm" draw:fill="none" fo:padding-top="0.15cm" fo:padding-bottom="0.15cm" fo:padding-left="0.275cm" fo:padding-right="0.275cm" loext:decorative="false"/>
    </style:style>
    <style:style style:name="P1" style:family="paragraph">
      <style:paragraph-properties fo:margin-left="0cm" fo:margin-right="0cm" fo:margin-top="0.051cm" fo:margin-bottom="0cm" fo:text-indent="0cm"/>
    </style:style>
    <style:style style:name="P2" style:family="paragraph">
      <style:paragraph-properties fo:margin-left="0cm" fo:margin-right="0cm" fo:margin-top="0.051cm" fo:margin-bottom="0cm" fo:line-height="100%" fo:text-indent="0cm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Liberation Mono" fo:font-size="11pt"/>
    </style:style>
    <style:style style:name="P5" style:family="paragraph">
      <style:paragraph-properties fo:text-align="center" style:writing-mode="lr-tb"/>
      <style:text-properties style:font-name="Liberation Mono" fo:font-size="11pt"/>
    </style:style>
    <style:style style:name="P6" style:family="paragraph">
      <style:paragraph-properties fo:text-align="center"/>
      <style:text-properties style:font-name="Liberation Mono" fo:font-size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Liberation Mono" fo:font-size="10pt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Mono" fo:font-size="11pt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158466"/>
      <style:paragraph-properties fo:text-align="center" style:writing-mode="lr-tb"/>
      <style:text-properties style:font-name="Liberation Mono" fo:font-size="11pt"/>
    </style:style>
    <style:style style:name="P14" style:family="paragraph">
      <style:paragraph-properties fo:text-align="center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5" style:family="paragraph">
      <loext:graphic-properties draw:fill-color="#ffffff"/>
      <style:paragraph-properties fo:text-align="center" style:writing-mode="lr-tb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top="0.152cm" fo:margin-bottom="0.102cm"/>
    </style:style>
    <style:style style:name="P18" style:family="paragraph">
      <loext:graphic-properties draw:fill="none"/>
      <style:paragraph-properties fo:margin-top="0.152cm" fo:margin-bottom="0.102cm"/>
      <style:text-properties fo:font-size="10pt" style:font-size-asian="10pt" style:font-size-complex="10pt"/>
    </style:style>
    <style:style style:name="P19" style:family="paragraph">
      <style:paragraph-properties fo:margin-left="0cm" fo:margin-right="0cm" fo:text-align="center" fo:text-indent="0cm"/>
      <style:text-properties style:font-name="Liberation Mono" fo:font-size="11pt" style:letter-kerning="true" style:font-name-asian="Noto Sans CJK SC" style:font-size-asian="18pt" style:font-name-complex="Noto Sans Devanagari" style:font-size-complex="18pt"/>
    </style:style>
    <style:style style:name="P20" style:family="paragraph">
      <loext:graphic-properties draw:fill-color="#ff8000"/>
      <style:paragraph-properties fo:margin-left="0cm" fo:margin-right="0cm" fo:text-align="center" fo:text-indent="0cm" style:writing-mode="lr-tb"/>
      <style:text-properties style:font-name="Liberation Mono" fo:font-size="11pt" style:letter-kerning="true" style:font-name-asian="Noto Sans CJK SC" style:font-size-asian="18pt" style:font-name-complex="Noto Sans Devanagari" style:font-size-complex="18pt"/>
    </style:style>
    <style:style style:name="P21" style:family="paragraph">
      <style:paragraph-properties fo:margin-left="0cm" fo:margin-right="0cm" fo:text-align="center" fo:text-indent="0cm"/>
      <style:text-properties style:font-name="Liberation Mono" fo:font-size="11pt"/>
    </style:style>
    <style:style style:name="P22" style:family="paragraph">
      <loext:graphic-properties draw:fill-color="#ff8000"/>
      <style:paragraph-properties fo:text-align="center" style:writing-mode="lr-tb"/>
      <style:text-properties style:font-name="Liberation Mono" fo:font-size="11pt"/>
    </style:style>
    <style:style style:name="P23" style:family="paragraph">
      <loext:graphic-properties draw:fill="none" draw:fill-color="#00a933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0pt" style:font-size-complex="10pt"/>
    </style:style>
    <style:style style:name="T3" style:family="text">
      <style:text-properties fo:font-size="6pt" fo:font-weight="bold" style:font-weight-asian="bold" style:font-weight-complex="bold"/>
    </style:style>
    <style:style style:name="T4" style:family="text">
      <style:text-properties fo:font-size="6pt" style:font-size-asian="10pt" style:font-size-complex="10pt"/>
    </style:style>
    <style:style style:name="T5" style:family="text">
      <style:text-properties fo:font-size="14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1pt"/>
    </style:style>
    <style:style style:name="T7" style:family="text"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T8" style:family="text">
      <style:text-properties style:font-name="Liberation Mono" fo:font-size="10pt"/>
    </style:style>
    <style:style style:name="T9" style:family="text">
      <style:text-properties fo:font-size="18pt"/>
    </style:style>
    <style:style style:name="T10" style:family="text">
      <style:text-properties fo:font-size="12pt" style:font-size-asian="10pt" style:font-size-complex="10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font-name="Liberation Mono" fo:font-size="11pt" style:letter-kerning="true" style:font-name-asian="Noto Sans CJK SC" style:font-size-asian="18pt" style:font-name-complex="Noto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4.974cm" svg:height="17.872cm" svg:x="1.108cm" svg:y="1.473cm">
          <draw:text-box>
            <text:p><text:span text:style-name="T1">Sorting</text:span></text:p>
            <text:p text:style-name="P1"><text:span text:style-name="T2">- Sorting is the process of arranging data in a </text:span><text:span text:style-name="T2">specific order (ascending or descending) </text:span></text:p>
            <text:p text:style-name="P1"><text:span text:style-name="T2">- Sorting is fundamental for optimizing the </text:span><text:span text:style-name="T2">efficiency of other algorithms (search)</text:span></text:p>
            <text:p><text:span text:style-name="T3"/></text:p>
            <text:p><text:span text:style-name="T1">Common Sorting Algorithms</text:span></text:p>
            <text:p text:style-name="P2"><text:span text:style-name="T4"/></text:p>
            <text:p text:style-name="P2"><text:span text:style-name="T2">- </text:span><text:span text:style-name="T5">Bubble</text:span></text:p>
            <text:p text:style-name="P2"><text:span text:style-name="T2"><text:s text:c="2"/></text:span><text:span text:style-name="T2">- Repeatedly steps thought the data, </text:span><text:span text:style-name="T2">comparing adjacent elements, and swap them </text:span></text:p>
            <text:p text:style-name="P2"><text:span text:style-name="T2"><text:s text:c="4"/></text:span><text:span text:style-name="T2">if they are in the wrong order</text:span></text:p>
            <text:p text:style-name="P2"><text:span text:style-name="T4"/></text:p>
            <text:p text:style-name="P2"><text:span text:style-name="T2">- </text:span><text:span text:style-name="T5">Selection</text:span></text:p>
            <text:p text:style-name="P2"><text:span text:style-name="T2"><text:s text:c="2"/></text:span><text:span text:style-name="T2">- Divide the data in two parts: sorted and </text:span><text:span text:style-name="T2">unsorted</text:span></text:p>
            <text:p text:style-name="P2"><text:span text:style-name="T2"><text:s text:c="2"/></text:span><text:span text:style-name="T2">- Repeatedly selects the smallest (or largest) </text:span><text:span text:style-name="T2">element from the unsorted part and</text:span></text:p>
            <text:p text:style-name="P2"><text:span text:style-name="T2"><text:s text:c="4"/></text:span><text:span text:style-name="T2">Move to the sorted part</text:span></text:p>
            <text:p text:style-name="P2"><text:span text:style-name="T4"/></text:p>
            <text:p text:style-name="P2"><text:span text:style-name="T2">- </text:span><text:span text:style-name="T5">Insertion</text:span></text:p>
            <text:p text:style-name="P2"><text:span text:style-name="T2"><text:s text:c="2"/></text:span><text:span text:style-name="T2">- Repeatedly find the correct position for new </text:span><text:span text:style-name="T2">elements, moving the existing elements</text:span></text:p>
            <text:p text:style-name="P2"><text:span text:style-name="T2"><text:s text:c="4"/></text:span><text:span text:style-name="T2">To open space for new elements</text:span></text:p>
            <text:p text:style-name="P2"><text:span text:style-name="T4"/></text:p>
            <text:p text:style-name="P2"><text:span text:style-name="T2">- </text:span><text:span text:style-name="T5">Quick</text:span><text:span text:style-name="T2"> (Divide and conquer</text:span></text:p>
            <text:p text:style-name="P2"><text:span text:style-name="T2"><text:s text:c="2"/></text:span><text:span text:style-name="T2">- Picks a pivot element, partitions the data </text:span><text:span text:style-name="T2">around the pivot, and recursively sort the</text:span></text:p>
            <text:p text:style-name="P2"><text:span text:style-name="T2"><text:s text:c="4"/></text:span><text:span text:style-name="T2">partitions</text:span></text:p>
            <text:p text:style-name="P2"><text:span text:style-name="T4"/></text:p>
            <text:p text:style-name="P2"><text:span text:style-name="T2">- </text:span><text:span text:style-name="T5">Merge</text:span><text:span text:style-name="T2"> (divide and conquer)</text:span></text:p>
            <text:p text:style-name="P2"><text:span text:style-name="T2"><text:s text:c="2"/></text:span><text:span text:style-name="T2">- Recursively, divides the data in two halves, </text:span><text:span text:style-name="T2">sort each half and then merge the</text:span></text:p>
            <text:p text:style-name="P2"><text:span text:style-name="T2"><text:s text:c="4"/></text:span><text:span text:style-name="T2">sorted halves</text:span></text:p>
            <text:p text:style-name="P2"><text:span text:style-name="T4"/></text:p>
            <text:p text:style-name="P2"><text:span text:style-name="T2">- </text:span><text:span text:style-name="T5">Heap</text:span></text:p>
            <text:p text:style-name="P2"><text:span text:style-name="T2"><text:s text:c="2"/></text:span><text:span text:style-name="T2">- Utilizes a binary heap data structure</text:span></text:p>
            <text:p text:style-name="P2"><text:span text:style-name="T2"><text:s text:c="2"/></text:span><text:span text:style-name="T2">- Builds a max heap from the input data and </text:span><text:span text:style-name="T2">then repeatedly extracts the max</text:span></text:p>
            <text:p text:style-name="P2"><text:span text:style-name="T2"><text:s text:c="4"/></text:span><text:span text:style-name="T2">Element from the heap and add to the end </text:span><text:span text:style-name="T2">of the data.</text:span></text:p>
            <text:p text:style-name="P2"><text:span text:style-name="T4"/></text:p>
            <text:p text:style-name="P2"><text:span text:style-name="T5">- Is possible to sort in O(N)?</text:span></text:p>
          </draw:text-box>
        </draw:frame>
      </draw:page>
      <draw:page draw:name="page2" draw:style-name="dp1" draw:master-page-name="Default">
        <draw:custom-shape draw:style-name="gr2" draw:text-style-name="P5" draw:layer="layout" svg:width="0.97cm" svg:height="0.999cm" svg:x="25.46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032cm">
          <text:p text:style-name="P4"><text:span text:style-name="T6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032cm">
          <text:p text:style-name="P4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5.475cm" svg:y="5.432cm">
          <text:p text:style-name="P6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5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3.542cm" svg:y="5.432cm">
          <text:p text:style-name="P6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5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5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0.678cm" svg:y="5.432cm">
          <text:p text:style-name="P6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5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8.755cm" svg:y="5.432cm">
          <text:p text:style-name="P6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5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6.868cm" svg:y="5.432cm">
          <text:p text:style-name="P6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5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5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4.017cm" svg:y="5.432cm">
          <text:p text:style-name="P6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3.058cm" svg:y="5.432cm">
          <text:p text:style-name="P6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5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5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0.189cm" svg:y="5.432cm">
          <text:p text:style-name="P6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5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5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7.296cm" svg:y="5.432cm">
          <text:p text:style-name="P6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5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5.409cm" svg:y="5.432cm">
          <text:p text:style-name="P6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5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5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.523cm" svg:y="5.432cm">
          <text:p text:style-name="P6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7cm" svg:height="0.962cm" svg:x="1.061cm" svg:y="1cm">
          <draw:text-box>
            <text:p>Bubble Sort</text:p>
          </draw:text-box>
        </draw:frame>
        <draw:frame draw:style-name="gr6" draw:text-style-name="P9" draw:layer="layout" svg:width="25.4cm" svg:height="1.362cm" svg:x="1.317cm" svg:y="2.27cm">
          <draw:text-box>
            <text:p><text:span text:style-name="T2">- Repeatedly steps thought the data, </text:span><text:span text:style-name="T2">comparing adjacent elements, and swap them </text:span><text:span text:style-name="T2">if they are in the wrong order</text:span></text:p>
          </draw:text-box>
        </draw:frame>
        <draw:custom-shape draw:style-name="gr7" draw:text-style-name="P11" draw:layer="layout" svg:width="1.27cm" svg:height="1.587cm" svg:x="1.317cm" svg:y="7.033cm">
          <text:p text:style-name="P10">i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3" draw:layer="layout" svg:width="11.403cm" svg:height="2.384cm" svg:x="1.662cm" svg:y="11.795cm">
          <draw:text-box>
            <text:p><text:s text:c="2"/>if array[i] &gt; array[i+1]</text:p>
            <text:p><text:s text:c="4"/>swap(i, i+1)</text:p>
            <text:p><text:s text:c="2"/>i++</text:p>
          </draw:text-box>
        </draw:frame>
        <draw:custom-shape draw:style-name="gr9" draw:text-style-name="P12" draw:layer="layout" svg:width="0.953cm" svg:height="1.27cm" svg:x="24.495cm" svg:y="3.8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0.853cm" svg:height="0.962cm" svg:x="3.857cm" svg:y="7.8cm">
          <draw:text-box>
            <text:p>0</text:p>
          </draw:text-box>
        </draw:frame>
      </draw:page>
      <draw:page draw:name="page3" draw:style-name="dp1" draw:master-page-name="Default">
        <draw:custom-shape draw:style-name="gr11" draw:text-style-name="P13" draw:layer="layout" svg:width="0.97cm" svg:height="0.999cm" svg:x="25.46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95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542cm" svg:y="6.7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572cm" svg:y="6.7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637cm" svg:y="6.7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667cm" svg:y="6.7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714cm" svg:y="6.7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8.755cm" svg:y="6.7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827cm" svg:y="6.7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868cm" svg:y="6.7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904cm" svg:y="6.7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945cm" svg:y="6.7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017cm" svg:y="6.7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058cm" svg:y="6.7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094cm" svg:y="6.7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1.135cm" svg:y="6.7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18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21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266cm" svg:y="6.7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296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379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5.409cm" svg:y="6.7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45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48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523cm" svg:y="6.7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564cm" svg:y="6.7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0.97cm" svg:height="0.52cm" svg:x="25.475cm" svg:y="6.1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1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0.97cm" svg:height="0.52cm" svg:x="23.542cm" svg:y="6.1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1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1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layout" svg:width="0.97cm" svg:height="0.52cm" svg:x="20.678cm" svg:y="6.1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1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0.97cm" svg:height="0.52cm" svg:x="18.755cm" svg:y="6.1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1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0.97cm" svg:height="0.52cm" svg:x="16.868cm" svg:y="6.1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1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1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0.97cm" svg:height="0.52cm" svg:x="14.017cm" svg:y="6.1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0.97cm" svg:height="0.52cm" svg:x="13.058cm" svg:y="6.1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1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1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0.97cm" svg:height="0.52cm" svg:x="10.189cm" svg:y="6.1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1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1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0.97cm" svg:height="0.52cm" svg:x="7.296cm" svg:y="6.1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1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5" draw:layer="layout" svg:width="0.97cm" svg:height="0.52cm" svg:x="5.409cm" svg:y="6.1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1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1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0.97cm" svg:height="0.52cm" svg:x="2.523cm" svg:y="6.1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1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4.452cm" svg:height="0.962cm" svg:x="1.061cm" svg:y="1cm">
          <draw:text-box>
            <text:p>Selection Sort</text:p>
          </draw:text-box>
        </draw:frame>
        <draw:frame draw:style-name="gr24" draw:text-style-name="P9" draw:layer="layout" svg:width="25.717cm" svg:height="1.917cm" svg:x="1cm" svg:y="1.94cm">
          <draw:text-box>
            <text:p><text:span text:style-name="T2">- Divide the data in two parts: sorted and </text:span><text:span text:style-name="T2">unsorted</text:span></text:p>
            <text:p><text:span text:style-name="T2">- Repeatedly selects the smallest (or largest) </text:span><text:span text:style-name="T2">element from the unsorted part and move to </text:span><text:span text:style-name="T2">the sorted part</text:span></text:p>
          </draw:text-box>
        </draw:frame>
        <draw:custom-shape draw:style-name="gr7" draw:text-style-name="P11" draw:layer="layout" svg:width="1.27cm" svg:height="1.588cm" svg:x="1.317cm" svg:y="4.809cm">
          <text:p text:style-name="P10">i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1" draw:layer="layout" svg:width="1.27cm" svg:height="1.387cm" svg:x="2.287cm" svg:y="7.985cm">
          <text:p text:style-name="P10">j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3" draw:layer="layout" svg:width="8.071cm" svg:height="1.673cm" svg:x="11.45cm" svg:y="11.257cm">
          <draw:text-box>
            <text:p>If array[j] &lt; array[minIndex]</text:p>
            <text:p><text:s text:c="2"/>minIndex = j</text:p>
          </draw:text-box>
        </draw:frame>
        <draw:custom-shape draw:style-name="gr27" draw:text-style-name="P11" draw:layer="layout" svg:width="1.905cm" svg:height="4.763cm" svg:x="1.017cm" svg:y="8.102cm">
          <text:p text:style-name="P10">min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" draw:text-style-name="P5" draw:layer="layout" svg:width="0.97cm" svg:height="0.999cm" svg:x="25.465cm" svg:y="7.3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7.3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7.3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7.3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7.3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7.3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7.3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7.3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7.3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7.3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7.3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7.3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7.3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7.3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7.3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7.3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7.3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7.3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7.3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7.3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7.3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7.3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7.3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7.3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0.97cm" svg:height="0.52cm" svg:x="25.475cm" svg:y="6.7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6.7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5" draw:layer="layout" svg:width="0.97cm" svg:height="0.52cm" svg:x="23.542cm" svg:y="6.7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6.7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6.7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0.97cm" svg:height="0.52cm" svg:x="20.678cm" svg:y="6.7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6.7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draw:layer="layout" svg:width="0.97cm" svg:height="0.52cm" svg:x="18.755cm" svg:y="6.7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6.7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0.97cm" svg:height="0.52cm" svg:x="16.868cm" svg:y="6.7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6.7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6.7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5" draw:layer="layout" svg:width="0.97cm" svg:height="0.52cm" svg:x="14.017cm" svg:y="6.7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5" draw:layer="layout" svg:width="0.97cm" svg:height="0.52cm" svg:x="13.058cm" svg:y="6.7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6.7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6.7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draw:layer="layout" svg:width="0.97cm" svg:height="0.52cm" svg:x="10.189cm" svg:y="6.7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6.7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6.7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5" draw:layer="layout" svg:width="0.97cm" svg:height="0.52cm" svg:x="7.296cm" svg:y="6.7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6.7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5" draw:layer="layout" svg:width="0.97cm" svg:height="0.52cm" svg:x="5.409cm" svg:y="6.7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6.7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6.7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5" draw:layer="layout" svg:width="0.97cm" svg:height="0.52cm" svg:x="2.523cm" svg:y="6.7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7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" draw:layer="layout" svg:width="4.278cm" svg:height="0.962cm" svg:x="1.061cm" svg:y="1cm">
          <draw:text-box>
            <text:p>Insertion Sort</text:p>
          </draw:text-box>
        </draw:frame>
        <draw:frame draw:style-name="gr40" draw:text-style-name="P9" draw:layer="layout" svg:width="25.717cm" svg:height="3.748cm" svg:x="1cm" svg:y="1.697cm">
          <draw:text-box>
            <text:p><text:span text:style-name="T2">- Visit each index starting from the second </text:span><text:span text:style-name="T2">one</text:span></text:p>
            <text:p><text:span text:style-name="T2"><text:s text:c="2"/></text:span><text:span text:style-name="T2">- For each index copy the its value to an </text:span><text:span text:style-name="T2">variable (current)</text:span></text:p>
            <text:p><text:span text:style-name="T2"><text:s text:c="2"/></text:span><text:span text:style-name="T2">- Go left moving each value one position to </text:span><text:span text:style-name="T2">the right while it is greater than the copied </text:span><text:span text:style-name="T2">value</text:span></text:p>
            <text:p><text:span text:style-name="T2"><text:s text:c="2"/></text:span><text:span text:style-name="T2">- When there is no smaller elements or you </text:span><text:span text:style-name="T2">reach the begin of the array save the copied </text:span><text:span text:style-name="T2">value</text:span></text:p>
            <text:p><text:span text:style-name="T2"><text:s/></text:span><text:span text:style-name="T2"># Like the previous two algorithm one </text:span><text:span text:style-name="T2">session of the array will be sorted while we </text:span><text:span text:style-name="T2">move on the unsorted session</text:span></text:p>
            <text:p><text:span text:style-name="T2"/></text:p>
          </draw:text-box>
        </draw:frame>
        <draw:frame draw:style-name="gr41" draw:text-style-name="P3" draw:layer="layout" svg:width="2.475cm" svg:height="0.962cm" svg:x="1.47cm" svg:y="9.931cm">
          <draw:text-box>
            <text:p>current</text:p>
          </draw:text-box>
        </draw:frame>
        <draw:custom-shape draw:style-name="gr42" draw:text-style-name="P11" draw:layer="layout" svg:width="1.27cm" svg:height="0.953cm" svg:x="3.927cm" svg:y="10.002cm">
          <text:p text:style-name="P10">33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1.27cm" svg:height="0.952cm" svg:x="2.27cm" svg:y="5.763cm">
          <text:p text:style-name="P10">i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1" draw:layer="layout" svg:width="1.27cm" svg:height="0.952cm" svg:x="2.587cm" svg:y="8.62cm">
          <text:p text:style-name="P10">j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frame draw:style-name="gr45" draw:text-style-name="P16" draw:layer="layout" svg:width="3.465cm" svg:height="0.962cm" svg:x="1.061cm" svg:y="1cm">
          <draw:text-box>
            <text:p><text:span text:style-name="T9">Quick Sort</text:span></text:p>
          </draw:text-box>
        </draw:frame>
        <draw:custom-shape draw:style-name="gr2" draw:text-style-name="P5" draw:layer="layout" svg:width="0.97cm" svg:height="0.999cm" svg:x="25.226cm" svg:y="19.051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256cm" svg:y="19.051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303cm" svg:y="19.051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333cm" svg:y="19.051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398cm" svg:y="19.051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428cm" svg:y="19.051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475cm" svg:y="19.051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516cm" svg:y="19.051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588cm" svg:y="19.051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629cm" svg:y="19.051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665cm" svg:y="19.051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706cm" svg:y="19.051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778cm" svg:y="19.051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819cm" svg:y="19.051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855cm" svg:y="19.051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896cm" svg:y="19.051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95cm" svg:y="19.051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98cm" svg:y="19.051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027cm" svg:y="19.051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057cm" svg:y="19.051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14cm" svg:y="19.051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17cm" svg:y="19.051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217cm" svg:y="19.051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247cm" svg:y="19.051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284cm" svg:y="19.051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325cm" svg:y="19.051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5" draw:layer="layout" svg:width="0.97cm" svg:height="0.52cm" svg:x="25.236cm" svg:y="18.451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267cm" svg:y="18.451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0.97cm" svg:height="0.52cm" svg:x="23.303cm" svg:y="18.451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333cm" svg:y="18.451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398cm" svg:y="18.451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5" draw:layer="layout" svg:width="0.97cm" svg:height="0.52cm" svg:x="20.439cm" svg:y="18.451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475cm" svg:y="18.451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0.97cm" svg:height="0.52cm" svg:x="18.516cm" svg:y="18.451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588cm" svg:y="18.451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layout" svg:width="0.97cm" svg:height="0.52cm" svg:x="16.629cm" svg:y="18.451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665cm" svg:y="18.451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706cm" svg:y="18.451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layout" svg:width="0.97cm" svg:height="0.52cm" svg:x="13.778cm" svg:y="18.451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5" draw:layer="layout" svg:width="0.97cm" svg:height="0.52cm" svg:x="12.819cm" svg:y="18.451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855cm" svg:y="18.451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0.896cm" svg:y="18.451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5" draw:layer="layout" svg:width="0.97cm" svg:height="0.52cm" svg:x="9.95cm" svg:y="18.451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98cm" svg:y="18.451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027cm" svg:y="18.451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5" draw:layer="layout" svg:width="0.97cm" svg:height="0.52cm" svg:x="7.057cm" svg:y="18.451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14cm" svg:y="18.451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5" draw:layer="layout" svg:width="0.97cm" svg:height="0.52cm" svg:x="5.17cm" svg:y="18.451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217cm" svg:y="18.451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247cm" svg:y="18.451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5" draw:layer="layout" svg:width="0.97cm" svg:height="0.52cm" svg:x="2.284cm" svg:y="18.451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317cm" svg:y="18.442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8" draw:layer="layout" svg:width="25.083cm" svg:height="3.482cm" svg:x="1.117cm" svg:y="2.015cm">
          <draw:text-box>
            <text:p text:style-name="P17"><text:span text:style-name="T10">- Choose a Pivot: Select an element from the array to </text:span><text:span text:style-name="T10">act as the pivot (first, mid, last, random index)</text:span></text:p>
            <text:p text:style-name="P17"><text:span text:style-name="T10">- Partitioning: Rearrange the array so that all </text:span><text:span text:style-name="T10">elements less than the pivot come before it, and all </text:span><text:span text:style-name="T10">elements greater than the pivot come after it. The </text:span><text:span text:style-name="T10">pivot is now in its final position.</text:span></text:p>
            <text:p text:style-name="P17"><text:span text:style-name="T10">- Recursively apply the same process to the sub-</text:span><text:span text:style-name="T10">arrays of elements with smaller and larger values.</text:span></text:p>
            <text:p text:style-name="P17"><text:span text:style-name="T11"/></text:p>
          </draw:text-box>
        </draw:frame>
        <draw:custom-shape draw:style-name="gr58" draw:text-style-name="P20" draw:layer="layout" svg:width="0.97cm" svg:height="0.999cm" svg:x="25.42cm" svg:y="6.621cm">
          <text:p text:style-name="P19"><text:span text:style-name="T12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24.45cm" svg:y="6.621cm">
          <text:p text:style-name="P21"><text:span text:style-name="T12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0" draw:layer="layout" svg:width="0.97cm" svg:height="0.999cm" svg:x="23.497cm" svg:y="6.621cm">
          <text:p text:style-name="P19"><text:span text:style-name="T12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0" draw:layer="layout" svg:width="0.97cm" svg:height="0.999cm" svg:x="22.527cm" svg:y="6.621cm">
          <text:p text:style-name="P19"><text:span text:style-name="T12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21.592cm" svg:y="6.621cm">
          <text:p text:style-name="P21"><text:span text:style-name="T12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20.622cm" svg:y="6.621cm">
          <text:p text:style-name="P21"><text:span text:style-name="T12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9.669cm" svg:y="6.621cm">
          <text:p text:style-name="P21"><text:span text:style-name="T12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8.71cm" svg:y="6.621cm">
          <text:p text:style-name="P21"><text:span text:style-name="T12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7.782cm" svg:y="6.621cm">
          <text:p text:style-name="P21"><text:span text:style-name="T12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6.823cm" svg:y="6.621cm">
          <text:p text:style-name="P21"><text:span text:style-name="T12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0" draw:layer="layout" svg:width="0.97cm" svg:height="0.999cm" svg:x="15.859cm" svg:y="6.621cm">
          <text:p text:style-name="P19"><text:span text:style-name="T12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4.9cm" svg:y="6.621cm">
          <text:p text:style-name="P21"><text:span text:style-name="T12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0" draw:layer="layout" svg:width="0.97cm" svg:height="0.999cm" svg:x="13.972cm" svg:y="6.621cm">
          <text:p text:style-name="P19"><text:span text:style-name="T12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3.013cm" svg:y="6.621cm">
          <text:p text:style-name="P21"><text:span text:style-name="T12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2.049cm" svg:y="6.621cm">
          <text:p text:style-name="P21"><text:span text:style-name="T12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1.09cm" svg:y="6.621cm">
          <text:p text:style-name="P21"><text:span text:style-name="T1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0.144cm" svg:y="6.621cm">
          <text:p text:style-name="P21"><text:span text:style-name="T1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9.174cm" svg:y="6.621cm">
          <text:p text:style-name="P21"><text:span text:style-name="T12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8.221cm" svg:y="6.621cm">
          <text:p text:style-name="P21"><text:span text:style-name="T1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7.251cm" svg:y="6.621cm">
          <text:p text:style-name="P21"><text:span text:style-name="T12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6.334cm" svg:y="6.621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5.364cm" svg:y="6.621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4.411cm" svg:y="6.621cm">
          <text:p text:style-name="P21"><text:span text:style-name="T1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3.441cm" svg:y="6.621cm">
          <text:p text:style-name="P21"><text:span text:style-name="T1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2.478cm" svg:y="6.621cm">
          <text:p text:style-name="P21"><text:span text:style-name="T1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2" draw:layer="layout" svg:width="0.97cm" svg:height="0.999cm" svg:x="1.519cm" svg:y="6.621cm">
          <text:p text:style-name="P21"><text:span text:style-name="T1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5" draw:layer="layout" svg:width="0.97cm" svg:height="0.52cm" svg:x="25.43cm" svg:y="6.021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461cm" svg:y="6.021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5" draw:layer="layout" svg:width="0.97cm" svg:height="0.52cm" svg:x="23.497cm" svg:y="6.021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27cm" svg:y="6.021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592cm" svg:y="6.021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layout" svg:width="0.97cm" svg:height="0.52cm" svg:x="20.633cm" svg:y="6.021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669cm" svg:y="6.021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5" draw:layer="layout" svg:width="0.97cm" svg:height="0.52cm" svg:x="18.71cm" svg:y="6.021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782cm" svg:y="6.021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layout" svg:width="0.97cm" svg:height="0.52cm" svg:x="16.823cm" svg:y="6.021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859cm" svg:y="6.021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cm" svg:y="6.021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5" draw:layer="layout" svg:width="0.97cm" svg:height="0.52cm" svg:x="13.972cm" svg:y="6.021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5" draw:layer="layout" svg:width="0.97cm" svg:height="0.52cm" svg:x="13.013cm" svg:y="6.021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49cm" svg:y="6.021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09cm" svg:y="6.021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5" draw:layer="layout" svg:width="0.97cm" svg:height="0.52cm" svg:x="10.144cm" svg:y="6.021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174cm" svg:y="6.021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21cm" svg:y="6.021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5" draw:layer="layout" svg:width="0.97cm" svg:height="0.52cm" svg:x="7.251cm" svg:y="6.021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34cm" svg:y="6.021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5" draw:layer="layout" svg:width="0.97cm" svg:height="0.52cm" svg:x="5.364cm" svg:y="6.021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11cm" svg:y="6.021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41cm" svg:y="6.021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5" draw:layer="layout" svg:width="0.97cm" svg:height="0.52cm" svg:x="2.478cm" svg:y="6.021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11cm" svg:y="6.012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5" draw:text-style-name="P3" draw:layer="layout" svg:width="4.168cm" svg:height="0.962cm" svg:x="2.27cm" svg:y="8.118cm">
          <draw:text-box>
            <text:p>O:N * Log(N)</text:p>
          </draw:text-box>
        </draw:frame>
      </draw:page>
      <draw:page draw:name="page6" draw:style-name="dp1" draw:master-page-name="Default">
        <draw:frame draw:style-name="gr76" draw:text-style-name="P3" draw:layer="layout" svg:width="3.639cm" svg:height="0.962cm" svg:x="1.061cm" svg:y="1cm">
          <draw:text-box>
            <text:p>Merge Sort</text:p>
          </draw:text-box>
        </draw:frame>
        <draw:frame draw:style-name="gr6" draw:text-style-name="P9" draw:layer="layout" svg:width="25.331cm" svg:height="1.362cm" svg:x="1.069cm" svg:y="1.952cm">
          <draw:text-box>
            <text:p><text:span text:style-name="T2">- Recursively, divides the data in two halves, </text:span><text:span text:style-name="T2">until each part has only one element and </text:span><text:span text:style-name="T2">merge each part when returning from the </text:span><text:span text:style-name="T2">recursion</text:span></text:p>
          </draw:text-box>
        </draw:frame>
        <draw:custom-shape draw:style-name="gr11" draw:text-style-name="P13" draw:layer="layout" svg:width="0.97cm" svg:height="0.999cm" svg:x="23.115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156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228cm" svg:y="5.0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269cm" svg:y="5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305cm" svg:y="5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8.346cm" svg:y="5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418cm" svg:y="5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459cm" svg:y="5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495cm" svg:y="5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536cm" svg:y="5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59cm" svg:y="5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62cm" svg:y="5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1.667cm" svg:y="5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697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78cm" svg:y="5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81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857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887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5.924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965cm" svg:y="5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3.115cm" svg:y="4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5" draw:layer="layout" svg:width="0.97cm" svg:height="0.52cm" svg:x="22.156cm" svg:y="4.4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228cm" svg:y="4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5" draw:layer="layout" svg:width="0.97cm" svg:height="0.52cm" svg:x="20.269cm" svg:y="4.4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305cm" svg:y="4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8.346cm" svg:y="4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5" draw:layer="layout" svg:width="0.97cm" svg:height="0.52cm" svg:x="17.418cm" svg:y="4.4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5" draw:layer="layout" svg:width="0.97cm" svg:height="0.52cm" svg:x="16.459cm" svg:y="4.4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495cm" svg:y="4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536cm" svg:y="4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5" draw:layer="layout" svg:width="0.97cm" svg:height="0.52cm" svg:x="13.59cm" svg:y="4.4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62cm" svg:y="4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667cm" svg:y="4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5" draw:layer="layout" svg:width="0.97cm" svg:height="0.52cm" svg:x="10.697cm" svg:y="4.4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78cm" svg:y="4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5" draw:layer="layout" svg:width="0.97cm" svg:height="0.52cm" svg:x="8.81cm" svg:y="4.4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7.857cm" svg:y="4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887cm" svg:y="4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5" draw:layer="layout" svg:width="0.97cm" svg:height="0.52cm" svg:x="5.924cm" svg:y="4.4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4.957cm" svg:y="4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315cm" svg:y="6.5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356cm" svg:y="6.5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428cm" svg:y="6.5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469cm" svg:y="6.5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505cm" svg:y="6.5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546cm" svg:y="6.5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8.618cm" svg:y="6.5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659cm" svg:y="6.5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695cm" svg:y="6.5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736cm" svg:y="6.5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79cm" svg:y="6.5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02cm" svg:y="6.5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067cm" svg:y="6.5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097cm" svg:y="6.5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18cm" svg:y="6.5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21cm" svg:y="6.5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5.257cm" svg:y="6.5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287cm" svg:y="6.5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324cm" svg:y="6.5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365cm" svg:y="6.5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5.015cm" svg:y="7.8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056cm" svg:y="7.8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128cm" svg:y="7.8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2.169cm" svg:y="7.8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205cm" svg:y="7.8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246cm" svg:y="7.8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918cm" svg:y="7.8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959cm" svg:y="7.8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995cm" svg:y="7.8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4.036cm" svg:y="7.8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09cm" svg:y="7.8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52cm" svg:y="7.8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567cm" svg:y="7.8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597cm" svg:y="7.8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68cm" svg:y="7.8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71cm" svg:y="7.8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457cm" svg:y="7.8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487cm" svg:y="7.8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524cm" svg:y="7.8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565cm" svg:y="7.8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5.415cm" svg:y="9.1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56cm" svg:y="9.1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528cm" svg:y="9.1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469cm" svg:y="9.1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505cm" svg:y="9.1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546cm" svg:y="9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718cm" svg:y="9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759cm" svg:y="9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795cm" svg:y="9.1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536cm" svg:y="9.1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59cm" svg:y="9.1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72cm" svg:y="9.1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767cm" svg:y="9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797cm" svg:y="9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38cm" svg:y="9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41cm" svg:y="9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657cm" svg:y="9.1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687cm" svg:y="9.1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124cm" svg:y="9.1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165cm" svg:y="9.1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5.415cm" svg:y="10.6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56cm" svg:y="10.6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3.128cm" svg:y="10.6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469cm" svg:y="10.6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505cm" svg:y="10.6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9.246cm" svg:y="10.6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718cm" svg:y="10.6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759cm" svg:y="10.6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5.495cm" svg:y="10.6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3.836cm" svg:y="10.6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2.59cm" svg:y="10.6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0.92cm" svg:y="10.6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967cm" svg:y="10.6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8.797cm" svg:y="10.6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7.58cm" svg:y="10.6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6.41cm" svg:y="10.6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4.857cm" svg:y="10.6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3.687cm" svg:y="10.6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.324cm" svg:y="10.6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.165cm" svg:y="10.6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5.615cm" svg:y="11.9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4.456cm" svg:y="11.9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1.769cm" svg:y="11.9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20.505cm" svg:y="11.9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7.918cm" svg:y="11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6.759cm" svg:y="11.9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11.22cm" svg:y="11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97cm" svg:height="0.999cm" svg:x="9.967cm" svg:y="11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2" draw:text-style-name="P5" xml:id="id25" draw:id="id25" draw:layer="layout" svg:width="0.97cm" svg:height="0.999cm" svg:x="25.465cm" svg:y="7.6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4" draw:id="id24" draw:layer="layout" svg:width="0.97cm" svg:height="0.999cm" svg:x="24.495cm" svg:y="7.6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7.6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3" draw:id="id23" draw:layer="layout" svg:width="0.97cm" svg:height="0.999cm" svg:x="22.572cm" svg:y="7.6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2" draw:id="id22" draw:layer="layout" svg:width="0.97cm" svg:height="0.999cm" svg:x="21.637cm" svg:y="7.6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1" draw:id="id21" draw:layer="layout" svg:width="0.97cm" svg:height="0.999cm" svg:x="20.667cm" svg:y="7.6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0" draw:id="id20" draw:layer="layout" svg:width="0.97cm" svg:height="0.999cm" svg:x="19.714cm" svg:y="7.6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9" draw:id="id19" draw:layer="layout" svg:width="0.97cm" svg:height="0.999cm" svg:x="18.755cm" svg:y="7.6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8" draw:id="id18" draw:layer="layout" svg:width="0.97cm" svg:height="0.999cm" svg:x="17.827cm" svg:y="7.6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7" draw:id="id17" draw:layer="layout" svg:width="0.97cm" svg:height="0.999cm" svg:x="16.868cm" svg:y="7.6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6" draw:id="id16" draw:layer="layout" svg:width="0.97cm" svg:height="0.999cm" svg:x="15.904cm" svg:y="7.6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5" draw:id="id15" draw:layer="layout" svg:width="0.97cm" svg:height="0.999cm" svg:x="14.945cm" svg:y="7.6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4" draw:id="id14" draw:layer="layout" svg:width="0.97cm" svg:height="0.999cm" svg:x="14.017cm" svg:y="7.6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3" draw:id="id13" draw:layer="layout" svg:width="0.97cm" svg:height="0.999cm" svg:x="13.058cm" svg:y="7.6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2" draw:id="id12" draw:layer="layout" svg:width="0.97cm" svg:height="0.999cm" svg:x="12.094cm" svg:y="7.6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1" draw:id="id11" draw:layer="layout" svg:width="0.97cm" svg:height="0.999cm" svg:x="11.135cm" svg:y="7.6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0" draw:id="id10" draw:layer="layout" svg:width="0.97cm" svg:height="0.999cm" svg:x="10.189cm" svg:y="7.6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9" draw:id="id9" draw:layer="layout" svg:width="0.97cm" svg:height="0.999cm" svg:x="9.219cm" svg:y="7.6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8" draw:id="id8" draw:layer="layout" svg:width="0.97cm" svg:height="0.999cm" svg:x="8.266cm" svg:y="7.6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7" draw:id="id7" draw:layer="layout" svg:width="0.97cm" svg:height="0.999cm" svg:x="7.296cm" svg:y="7.6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6" draw:id="id6" draw:layer="layout" svg:width="0.97cm" svg:height="0.999cm" svg:x="6.379cm" svg:y="7.6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5" draw:id="id5" draw:layer="layout" svg:width="0.97cm" svg:height="0.999cm" svg:x="5.409cm" svg:y="7.6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" draw:id="id4" draw:layer="layout" svg:width="0.97cm" svg:height="0.999cm" svg:x="4.456cm" svg:y="7.6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3" draw:id="id3" draw:layer="layout" svg:width="0.97cm" svg:height="0.999cm" svg:x="3.486cm" svg:y="7.6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" draw:id="id2" draw:layer="layout" svg:width="0.97cm" svg:height="0.999cm" svg:x="2.523cm" svg:y="7.6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" draw:id="id1" draw:layer="layout" svg:width="0.97cm" svg:height="0.999cm" svg:x="1.564cm" svg:y="7.6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5" draw:layer="layout" svg:width="0.97cm" svg:height="0.52cm" svg:x="25.475cm" svg:y="4.432cm">
          <text:p text:style-name="P14"><text:span text:style-name="T7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4.506cm" svg:y="4.432cm">
          <text:p text:style-name="P4"><text:span text:style-name="T8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5" draw:layer="layout" svg:width="0.97cm" svg:height="0.52cm" svg:x="23.542cm" svg:y="4.432cm">
          <text:p text:style-name="P14"><text:span text:style-name="T7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2.572cm" svg:y="4.432cm">
          <text:p text:style-name="P4"><text:span text:style-name="T8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21.637cm" svg:y="4.432cm">
          <text:p text:style-name="P4"><text:span text:style-name="T8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15" draw:layer="layout" svg:width="0.97cm" svg:height="0.52cm" svg:x="20.678cm" svg:y="4.432cm">
          <text:p text:style-name="P14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9.714cm" svg:y="4.432cm">
          <text:p text:style-name="P4"><text:span text:style-name="T8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5" draw:layer="layout" svg:width="0.97cm" svg:height="0.52cm" svg:x="18.755cm" svg:y="4.432cm">
          <text:p text:style-name="P14"><text:span text:style-name="T7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7.827cm" svg:y="4.432cm">
          <text:p text:style-name="P4"><text:span text:style-name="T8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5" draw:layer="layout" svg:width="0.97cm" svg:height="0.52cm" svg:x="16.868cm" svg:y="4.432cm">
          <text:p text:style-name="P14"><text:span text:style-name="T7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5.904cm" svg:y="4.432cm">
          <text:p text:style-name="P4"><text:span text:style-name="T8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4.945cm" svg:y="4.432cm">
          <text:p text:style-name="P4"><text:span text:style-name="T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5" draw:layer="layout" svg:width="0.97cm" svg:height="0.52cm" svg:x="14.017cm" svg:y="4.432cm">
          <text:p text:style-name="P14"><text:span text:style-name="T7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5" draw:layer="layout" svg:width="0.97cm" svg:height="0.52cm" svg:x="13.058cm" svg:y="4.432cm">
          <text:p text:style-name="P14"><text:span text:style-name="T7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2.094cm" svg:y="4.432cm">
          <text:p text:style-name="P4"><text:span text:style-name="T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11.135cm" svg:y="4.432cm">
          <text:p text:style-name="P4"><text:span text:style-name="T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5" draw:layer="layout" svg:width="0.97cm" svg:height="0.52cm" svg:x="10.189cm" svg:y="4.432cm">
          <text:p text:style-name="P14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9.219cm" svg:y="4.432cm">
          <text:p text:style-name="P4"><text:span text:style-name="T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8.266cm" svg:y="4.432cm">
          <text:p text:style-name="P4"><text:span text:style-name="T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5" draw:layer="layout" svg:width="0.97cm" svg:height="0.52cm" svg:x="7.296cm" svg:y="4.432cm">
          <text:p text:style-name="P14"><text:span text:style-name="T7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6.379cm" svg:y="4.432cm">
          <text:p text:style-name="P4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5" draw:layer="layout" svg:width="0.97cm" svg:height="0.52cm" svg:x="5.409cm" svg:y="4.432cm">
          <text:p text:style-name="P14"><text:span text:style-name="T7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4.456cm" svg:y="4.432cm">
          <text:p text:style-name="P4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0.97cm" svg:height="0.52cm" svg:x="3.486cm" svg:y="4.432cm">
          <text:p text:style-name="P4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5" draw:layer="layout" svg:width="0.97cm" svg:height="0.52cm" svg:x="2.523cm" svg:y="4.432cm">
          <text:p text:style-name="P14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423cm">
          <text:p text:style-name="P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3" draw:layer="layout" svg:width="3.36cm" svg:height="0.962cm" svg:x="1.061cm" svg:y="1cm">
          <draw:text-box>
            <text:p>Heap Sort</text:p>
          </draw:text-box>
        </draw:frame>
        <draw:frame draw:style-name="gr24" draw:text-style-name="P9" draw:layer="layout" svg:width="17.706cm" svg:height="1.917cm" svg:x="1.074cm" svg:y="1.952cm">
          <draw:text-box>
            <text:p><text:span text:style-name="T2">- Utilizes a binary heap data structure</text:span></text:p>
            <text:p><text:span text:style-name="T2">- Builds a max heap from the input data and then repeatedly extracts the max</text:span></text:p>
            <text:p><text:span text:style-name="T2"><text:s text:c="2"/></text:span><text:span text:style-name="T2">Element from the heap and add to the end of the data.</text:span></text:p>
          </draw:text-box>
        </draw:frame>
        <draw:connector draw:style-name="gr97" draw:text-style-name="P23" draw:layer="layout" svg:x1="2.049cm" svg:y1="7.632cm" svg:x2="3.008cm" svg:y2="7.632cm" draw:start-shape="id1" draw:start-glue-point="0" draw:end-shape="id2" draw:end-glue-point="0" svg:d="M2049 7632v-502h959v502" svg:viewBox="0 0 960 503">
          <text:p/>
        </draw:connector>
        <draw:connector draw:style-name="gr97" draw:text-style-name="P23" draw:layer="layout" svg:x1="2.049cm" svg:y1="7.632cm" svg:x2="3.971cm" svg:y2="7.632cm" draw:start-shape="id1" draw:start-glue-point="0" draw:end-shape="id3" draw:end-glue-point="0" svg:d="M2049 7632v-502h1922v502" svg:viewBox="0 0 1923 503">
          <text:p/>
        </draw:connector>
        <draw:connector draw:style-name="gr98" draw:text-style-name="P24" draw:layer="layout" svg:x1="3.008cm" svg:y1="8.631cm" svg:x2="4.941cm" svg:y2="8.631cm" draw:start-shape="id2" draw:start-glue-point="2" draw:end-shape="id4" draw:end-glue-point="2" svg:d="M3008 8631v500h1933v-500" svg:viewBox="0 0 1934 501">
          <text:p/>
        </draw:connector>
        <draw:connector draw:style-name="gr99" draw:text-style-name="P24" draw:layer="layout" svg:x1="3.008cm" svg:y1="8.631cm" svg:x2="5.894cm" svg:y2="8.631cm" draw:start-shape="id2" draw:start-glue-point="2" draw:end-shape="id5" draw:end-glue-point="2" svg:d="M3008 8631v500h2886v-500" svg:viewBox="0 0 2887 501">
          <text:p/>
        </draw:connector>
        <draw:connector draw:style-name="gr97" draw:text-style-name="P23" draw:layer="layout" draw:line-skew="0.441cm" svg:x1="3.971cm" svg:y1="8.631cm" svg:x2="6.864cm" svg:y2="8.631cm" draw:start-shape="id3" draw:start-glue-point="2" draw:end-shape="id6" draw:end-glue-point="2" svg:d="M3971 8631v941h2893v-941" svg:viewBox="0 0 2894 942">
          <text:p/>
        </draw:connector>
        <draw:connector draw:style-name="gr97" draw:text-style-name="P23" draw:layer="layout" draw:line-skew="0.441cm" svg:x1="3.971cm" svg:y1="8.631cm" svg:x2="7.781cm" svg:y2="8.631cm" draw:start-shape="id3" draw:start-glue-point="2" draw:end-shape="id7" draw:end-glue-point="2" svg:d="M3971 8631v941h3810v-941" svg:viewBox="0 0 3811 942">
          <text:p/>
        </draw:connector>
        <draw:connector draw:style-name="gr100" draw:text-style-name="P24" draw:layer="layout" svg:x1="4.941cm" svg:y1="7.632cm" svg:x2="8.751cm" svg:y2="7.632cm" draw:start-shape="id4" draw:start-glue-point="0" draw:end-shape="id8" draw:end-glue-point="0" svg:d="M4941 7632v-502h3810v502" svg:viewBox="0 0 3811 503">
          <text:p/>
        </draw:connector>
        <draw:connector draw:style-name="gr101" draw:text-style-name="P24" draw:layer="layout" svg:x1="4.941cm" svg:y1="7.632cm" svg:x2="9.704cm" svg:y2="7.632cm" draw:start-shape="id4" draw:start-glue-point="0" draw:end-shape="id9" draw:end-glue-point="0" svg:d="M4941 7632v-502h4763v502" svg:viewBox="0 0 4764 503">
          <text:p/>
        </draw:connector>
        <draw:connector draw:style-name="gr97" draw:text-style-name="P23" draw:layer="layout" draw:line-skew="-0.415cm" svg:x1="5.894cm" svg:y1="7.632cm" svg:x2="10.674cm" svg:y2="7.632cm" draw:start-shape="id5" draw:start-glue-point="0" draw:end-shape="id10" draw:end-glue-point="0" svg:d="M5894 7632v-917h4780v917" svg:viewBox="0 0 4781 918">
          <text:p/>
        </draw:connector>
        <draw:connector draw:style-name="gr97" draw:text-style-name="P23" draw:layer="layout" draw:line-skew="-0.415cm" svg:x1="5.894cm" svg:y1="7.632cm" svg:x2="11.62cm" svg:y2="7.632cm" draw:start-shape="id5" draw:start-glue-point="0" draw:end-shape="id11" draw:end-glue-point="0" svg:d="M5894 7632v-917h5726v917" svg:viewBox="0 0 5727 918">
          <text:p/>
        </draw:connector>
        <draw:connector draw:style-name="gr102" draw:text-style-name="P24" draw:layer="layout" draw:line-skew="-0.733cm" svg:x1="6.864cm" svg:y1="7.632cm" svg:x2="12.579cm" svg:y2="7.632cm" draw:start-shape="id6" draw:start-glue-point="0" draw:end-shape="id12" draw:end-glue-point="0" svg:d="M6864 7632v-1235h5715v1235" svg:viewBox="0 0 5716 1236">
          <text:p/>
        </draw:connector>
        <draw:connector draw:style-name="gr103" draw:text-style-name="P24" draw:layer="layout" draw:line-skew="-0.733cm" svg:x1="6.864cm" svg:y1="7.632cm" svg:x2="13.543cm" svg:y2="7.632cm" draw:start-shape="id6" draw:start-glue-point="0" draw:end-shape="id13" draw:end-glue-point="0" svg:d="M6864 7632v-1235h6679v1235" svg:viewBox="0 0 6680 1236">
          <text:p/>
        </draw:connector>
        <draw:connector draw:style-name="gr97" draw:text-style-name="P23" draw:layer="layout" draw:line-skew="-1.05cm" svg:x1="7.781cm" svg:y1="7.632cm" svg:x2="14.502cm" svg:y2="7.632cm" draw:start-shape="id7" draw:end-shape="id14" draw:end-glue-point="0" svg:d="M7781 7632v-1552h6721v1552" svg:viewBox="0 0 6722 1553">
          <text:p/>
        </draw:connector>
        <draw:connector draw:style-name="gr97" draw:text-style-name="P23" draw:layer="layout" draw:line-skew="-1.05cm" svg:x1="7.781cm" svg:y1="7.632cm" svg:x2="15.43cm" svg:y2="7.632cm" draw:start-shape="id7" draw:end-shape="id15" draw:end-glue-point="0" svg:d="M7781 7632v-1552h7649v1552" svg:viewBox="0 0 7650 1553">
          <text:p/>
        </draw:connector>
        <draw:connector draw:style-name="gr104" draw:text-style-name="P24" draw:layer="layout" svg:x1="8.751cm" svg:y1="8.631cm" svg:x2="16.389cm" svg:y2="8.631cm" draw:start-shape="id8" draw:end-shape="id16" draw:end-glue-point="2" svg:d="M8751 8631v500h7638v-500" svg:viewBox="0 0 7639 501">
          <text:p/>
        </draw:connector>
        <draw:connector draw:style-name="gr105" draw:text-style-name="P24" draw:layer="layout" svg:x1="8.751cm" svg:y1="8.631cm" svg:x2="17.353cm" svg:y2="8.631cm" draw:start-shape="id8" draw:start-glue-point="2" draw:end-shape="id17" svg:d="M8751 8631v500h8602v-500" svg:viewBox="0 0 8603 501">
          <text:p/>
        </draw:connector>
        <draw:connector draw:style-name="gr97" draw:text-style-name="P23" draw:layer="layout" draw:line-skew="0.441cm" svg:x1="9.704cm" svg:y1="8.631cm" svg:x2="18.312cm" svg:y2="8.631cm" draw:start-shape="id9" draw:start-glue-point="2" draw:end-shape="id18" draw:end-glue-point="2" svg:d="M9704 8631v941h8608v-941" svg:viewBox="0 0 8609 942">
          <text:p/>
        </draw:connector>
        <draw:connector draw:style-name="gr97" draw:text-style-name="P23" draw:layer="layout" draw:line-skew="0.441cm" svg:x1="9.704cm" svg:y1="8.631cm" svg:x2="19.24cm" svg:y2="8.631cm" draw:start-shape="id9" draw:start-glue-point="2" draw:end-shape="id19" draw:end-glue-point="2" svg:d="M9704 8631v941h9536v-941" svg:viewBox="0 0 9537 942">
          <text:p/>
        </draw:connector>
        <draw:connector draw:style-name="gr106" draw:text-style-name="P24" draw:layer="layout" draw:line-skew="0.759cm" svg:x1="10.674cm" svg:y1="8.631cm" svg:x2="20.199cm" svg:y2="8.631cm" draw:start-shape="id10" draw:start-glue-point="2" draw:end-shape="id20" draw:end-glue-point="2" svg:d="M10674 8631v1259h9525v-1259" svg:viewBox="0 0 9526 1260">
          <text:p/>
        </draw:connector>
        <draw:connector draw:style-name="gr107" draw:text-style-name="P24" draw:layer="layout" draw:line-skew="0.759cm" svg:x1="10.674cm" svg:y1="8.631cm" svg:x2="21.152cm" svg:y2="8.631cm" draw:start-shape="id10" draw:start-glue-point="2" draw:end-shape="id21" draw:end-glue-point="2" svg:d="M10674 8631v1259h10478v-1259" svg:viewBox="0 0 10479 1260">
          <text:p/>
        </draw:connector>
        <draw:connector draw:style-name="gr97" draw:text-style-name="P23" draw:layer="layout" draw:line-skew="1.076cm" svg:x1="11.62cm" svg:y1="8.631cm" svg:x2="22.122cm" svg:y2="8.631cm" draw:start-shape="id11" draw:start-glue-point="2" draw:end-shape="id22" draw:end-glue-point="2" svg:d="M11620 8631v1576h10502v-1576" svg:viewBox="0 0 10503 1577">
          <text:p/>
        </draw:connector>
        <draw:connector draw:style-name="gr97" draw:text-style-name="P23" draw:layer="layout" draw:line-skew="1.076cm" svg:x1="11.62cm" svg:y1="8.631cm" svg:x2="23.057cm" svg:y2="8.631cm" draw:start-shape="id11" draw:start-glue-point="2" draw:end-shape="id23" draw:end-glue-point="2" svg:d="M11620 8631v1576h11437v-1576" svg:viewBox="0 0 11438 1577">
          <text:p/>
        </draw:connector>
        <draw:connector draw:style-name="gr108" draw:text-style-name="P24" draw:layer="layout" draw:line-skew="1.394cm" svg:x1="12.579cm" svg:y1="8.631cm" svg:x2="23.989cm" svg:y2="8.713cm" draw:start-shape="id12" draw:start-glue-point="2" svg:d="M12579 8631v1894h11410v-1812" svg:viewBox="0 0 11411 1895">
          <text:p/>
        </draw:connector>
        <draw:connector draw:style-name="gr109" draw:text-style-name="P24" draw:layer="layout" draw:line-skew="1.394cm" svg:x1="12.579cm" svg:y1="8.631cm" svg:x2="24.98cm" svg:y2="8.631cm" draw:start-shape="id12" draw:start-glue-point="2" draw:end-shape="id24" draw:end-glue-point="2" svg:d="M12579 8631v1894h12401v-1894" svg:viewBox="0 0 12402 1895">
          <text:p/>
        </draw:connector>
        <draw:connector draw:style-name="gr97" draw:text-style-name="P23" draw:layer="layout" draw:line-skew="1.711cm" svg:x1="13.543cm" svg:y1="8.631cm" svg:x2="25.95cm" svg:y2="8.631cm" draw:start-shape="id13" draw:start-glue-point="2" draw:end-shape="id25" draw:end-glue-point="2" svg:d="M13543 8631v2211h12407v-2211" svg:viewBox="0 0 12408 221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0:39:44.987412900</meta:creation-date>
    <meta:generator>LibreOffice/24.2.5.2$Linux_X86_64 LibreOffice_project/420$Build-2</meta:generator>
    <dc:date>2024-08-25T10:16:01.354644882</dc:date>
    <meta:editing-duration>PT5H58M35S</meta:editing-duration>
    <meta:editing-cycles>22</meta:editing-cycles>
    <meta:document-statistic meta:object-count="491"/>
  </office:meta>
</office:document-meta>
</file>